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IE"/>
    </style:style>
    <style:style style:name="P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IE"/>
    </style:style>
    <style:style style:name="P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IE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IE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IE"/>
    </style:style>
    <style:style style:name="P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IE"/>
    </style:style>
    <style:style style:name="T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 fo:background-color="#FFFF00" style:language-asian="en" style:country-asian="IE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IE"/>
    </style:style>
    <style:style style:name="T10" style:parent-style-name="DefaultParagraphFont" style:family="text">
      <style:text-properties style:font-name="Arial" fo:color="#333333" fo:font-size="10pt" style:font-size-asian="10pt" style:font-size-complex="10pt" fo:background-color="#FFFFFF"/>
    </style:style>
    <style:style style:name="T11" style:parent-style-name="DefaultParagraphFont" style:family="text">
      <style:text-properties style:font-name="Arial" fo:color="#333333" fo:font-size="10pt" style:font-size-asian="10pt" style:font-size-complex="10pt" fo:background-color="#FFFFFF"/>
    </style:style>
    <style:style style:name="T12" style:parent-style-name="Emphasis" style:family="text">
      <style:text-properties style:font-name="Arial" fo:color="#333333" fo:background-color="#FFFFFF"/>
    </style:style>
    <style:style style:name="T13" style:parent-style-name="DefaultParagraphFont" style:family="text">
      <style:text-properties style:font-name="Arial" fo:color="#333333" fo:font-size="10pt" style:font-size-asian="10pt" style:font-size-complex="10pt" fo:background-color="#FFFFFF"/>
    </style:style>
    <style:style style:name="T14" style:parent-style-name="DefaultParagraphFont" style:family="text">
      <style:text-properties style:font-name="Arial" fo:font-weight="bold" style:font-weight-asian="bold" style:font-weight-complex="bold" fo:color="#333333" fo:font-size="10pt" style:font-size-asian="10pt" style:font-size-complex="10pt" fo:background-color="#FFFF00"/>
    </style:style>
    <style:style style:name="P15" style:parent-style-name="Normal" style:family="paragraph">
      <style:text-properties style:font-name="Arial" fo:font-weight="bold" style:font-weight-asian="bold" style:font-weight-complex="bold" fo:color="#333333" fo:font-size="10pt" style:font-size-asian="10pt" style:font-size-complex="10pt" fo:background-color="#FFFFFF"/>
    </style:style>
    <style:style style:name="P16" style:parent-style-name="HTMLPreformatted" style:family="paragraph">
      <style:text-properties fo:color="#000000"/>
    </style:style>
    <style:style style:name="P17" style:parent-style-name="HTMLPreformatted" style:family="paragraph">
      <style:text-properties fo:color="#000000"/>
    </style:style>
    <style:style style:name="P18" style:parent-style-name="HTMLPreformatted" style:family="paragraph">
      <style:text-properties fo:color="#000000"/>
    </style:style>
    <style:style style:name="P19" style:parent-style-name="HTMLPreformatted" style:family="paragraph">
      <style:text-properties fo:color="#000000"/>
    </style:style>
    <style:style style:name="P20" style:parent-style-name="HTMLPreformatted" style:family="paragraph">
      <style:text-properties fo:color="#000000"/>
    </style:style>
    <style:style style:name="P21" style:parent-style-name="HTMLPreformatted" style:family="paragraph">
      <style:text-properties fo:color="#000000"/>
    </style:style>
    <style:style style:name="P22" style:parent-style-name="HTMLPreformatted" style:family="paragraph">
      <style:text-properties fo:color="#000000"/>
    </style:style>
    <style:style style:name="P23" style:parent-style-name="HTMLPreformatted" style:family="paragraph">
      <style:text-properties fo:color="#000000"/>
    </style:style>
    <style:style style:name="P24" style:parent-style-name="HTMLPreformatted" style:family="paragraph">
      <style:text-properties fo:color="#000000"/>
    </style:style>
    <style:style style:name="P25" style:parent-style-name="HTMLPreformatted" style:family="paragraph">
      <style:text-properties fo:color="#000000"/>
    </style:style>
    <style:style style:name="T26" style:parent-style-name="DefaultParagraphFont" style:family="text">
      <style:text-properties fo:font-weight="bold" style:font-weight-asian="bold" style:font-weight-complex="bold" fo:background-color="#FFFF00"/>
    </style:style>
    <style:style style:name="P27" style:parent-style-name="HTMLPreformatted" style:family="paragraph">
      <style:text-properties fo:color="#000000"/>
    </style:style>
    <style:style style:name="P28" style:parent-style-name="HTMLPreformatted" style:family="paragraph">
      <style:text-properties fo:color="#000000"/>
    </style:style>
    <style:style style:name="P29" style:parent-style-name="HTMLPreformatted" style:family="paragraph">
      <style:text-properties fo:color="#000000"/>
    </style:style>
    <style:style style:name="P30" style:parent-style-name="HTMLPreformatted" style:family="paragraph">
      <style:text-properties fo:color="#000000"/>
    </style:style>
    <style:style style:name="P31" style:parent-style-name="HTMLPreformatted" style:family="paragraph">
      <style:text-properties fo:color="#000000"/>
    </style:style>
    <style:style style:name="P32" style:parent-style-name="HTMLPreformatted" style:family="paragraph">
      <style:text-properties fo:color="#000000"/>
    </style:style>
    <style:style style:name="P33" style:parent-style-name="HTMLPreformatted" style:family="paragraph">
      <style:text-properties fo:color="#000000"/>
    </style:style>
    <style:style style:name="P34" style:parent-style-name="HTMLPreformatted" style:family="paragraph">
      <style:text-properties fo:color="#000000"/>
    </style:style>
    <style:style style:name="P35" style:parent-style-name="HTMLPreformatted" style:family="paragraph">
      <style:text-properties fo:color="#000000"/>
    </style:style>
    <style:style style:name="P36" style:parent-style-name="HTMLPreformatted" style:family="paragraph">
      <style:text-properties fo:color="#000000"/>
    </style:style>
    <style:style style:name="T37" style:parent-style-name="DefaultParagraphFont" style:family="text">
      <style:text-properties fo:font-weight="bold" style:font-weight-asian="bold" style:font-weight-complex="bold" fo:background-color="#FFFF00"/>
    </style:style>
    <style:style style:name="P38" style:parent-style-name="Normal" style:family="paragraph">
      <style:paragraph-properties style:vertical-align="auto" fo:margin-bottom="0in" fo:line-height="100%"/>
      <style:text-properties style:font-name="Courier New" style:font-name-asian="Times New Roman" style:font-name-complex="Courier New" fo:color="#2E414F" fo:font-size="10.5pt" style:font-size-asian="10.5pt" style:font-size-complex="10.5pt" fo:background-color="#FFFFFF" style:language-asian="en" style:country-asian="IE" fo:hyphenate="true"/>
    </style:style>
    <style:style style:name="P39" style:parent-style-name="Normal" style:family="paragraph">
      <style:paragraph-properties style:vertical-align="auto" fo:margin-bottom="0in" fo:line-height="100%"/>
      <style:text-properties style:font-name="Courier New" style:font-name-asian="Times New Roman" style:font-name-complex="Courier New" fo:color="#2E414F" fo:font-size="10.5pt" style:font-size-asian="10.5pt" style:font-size-complex="10.5pt" fo:background-color="#FFFFFF" style:language-asian="en" style:country-asian="IE" fo:hyphenate="true"/>
    </style:style>
    <style:style style:name="P40" style:parent-style-name="Normal" style:family="paragraph">
      <style:paragraph-properties style:vertical-align="auto" fo:margin-bottom="0in" fo:line-height="100%"/>
      <style:text-properties style:font-name="Courier New" style:font-name-asian="Times New Roman" style:font-name-complex="Courier New" fo:color="#2E414F" fo:font-size="10.5pt" style:font-size-asian="10.5pt" style:font-size-complex="10.5pt" fo:background-color="#FFFFFF" style:language-asian="en" style:country-asian="IE" fo:hyphenate="true"/>
    </style:style>
    <style:style style:name="P41" style:parent-style-name="Normal" style:family="paragraph">
      <style:paragraph-properties style:vertical-align="auto" fo:margin-bottom="0in" fo:line-height="100%"/>
      <style:text-properties style:font-name="Courier New" style:font-name-asian="Times New Roman" style:font-name-complex="Courier New" fo:color="#2E414F" fo:font-size="10.5pt" style:font-size-asian="10.5pt" style:font-size-complex="10.5pt" fo:background-color="#FFFFFF" style:language-asian="en" style:country-asian="IE" fo:hyphenate="true"/>
    </style:style>
    <style:style style:name="P42" style:parent-style-name="Normal" style:family="paragraph">
      <style:paragraph-properties style:vertical-align="auto" fo:margin-bottom="0in" fo:line-height="100%"/>
      <style:text-properties style:font-name="Courier New" style:font-name-asian="Times New Roman" style:font-name-complex="Courier New" fo:color="#2E414F" fo:font-size="10.5pt" style:font-size-asian="10.5pt" style:font-size-complex="10.5pt" fo:background-color="#FFFFFF" style:language-asian="en" style:country-asian="IE" fo:hyphenate="true"/>
    </style:style>
    <style:style style:name="P43" style:parent-style-name="Normal" style:family="paragraph">
      <style:paragraph-properties style:vertical-align="auto" fo:margin-bottom="0in" fo:line-height="100%"/>
      <style:text-properties style:font-name="Courier New" style:font-name-asian="Times New Roman" style:font-name-complex="Courier New" fo:color="#2E414F" fo:font-size="10.5pt" style:font-size-asian="10.5pt" style:font-size-complex="10.5pt" fo:background-color="#FFFFFF" style:language-asian="en" style:country-asian="IE" fo:hyphenate="true"/>
    </style:style>
    <style:style style:name="P44" style:parent-style-name="Normal" style:family="paragraph">
      <style:paragraph-properties style:vertical-align="auto" fo:margin-bottom="0in" fo:line-height="100%"/>
      <style:text-properties style:font-name="Courier New" style:font-name-asian="Times New Roman" style:font-name-complex="Courier New" fo:color="#2E414F" fo:font-size="10.5pt" style:font-size-asian="10.5pt" style:font-size-complex="10.5pt" fo:background-color="#FFFFFF" style:language-asian="en" style:country-asian="IE" fo:hyphenate="true"/>
    </style:style>
    <style:style style:name="P45" style:parent-style-name="Normal" style:family="paragraph">
      <style:text-properties style:font-name="Courier New" style:font-name-asian="Times New Roman" style:font-name-complex="Courier New" fo:color="#2E414F" fo:font-size="10.5pt" style:font-size-asian="10.5pt" style:font-size-complex="10.5pt" fo:background-color="#FFFF00" style:language-asian="en" style:country-asian="IE"/>
    </style:style>
    <style:style style:name="T46" style:parent-style-name="DefaultParagraphFont" style:family="text">
      <style:text-properties style:font-name="Times New Roman" style:font-name-asian="Times New Roman" fo:font-weight="bold" style:font-weight-asian="bold" style:font-weight-complex="bold" fo:color="#2E414F" fo:font-size="12pt" style:font-size-asian="12pt" style:font-size-complex="12pt" fo:background-color="#FFFFFF" style:language-asian="en" style:country-asian="IE"/>
    </style:style>
    <style:style style:name="T47" style:parent-style-name="DefaultParagraphFont" style:family="text">
      <style:text-properties style:font-name="Times New Roman" style:font-name-asian="Times New Roman" fo:font-weight="bold" style:font-weight-asian="bold" style:font-weight-complex="bold" fo:color="#2E414F" fo:font-size="12pt" style:font-size-asian="12pt" style:font-size-complex="12pt" fo:background-color="#FFFFFF" style:language-asian="en" style:country-asian="IE"/>
    </style:style>
    <style:style style:name="T48" style:parent-style-name="DefaultParagraphFont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fo:color="#2E414F" fo:font-size="12pt" style:font-size-asian="12pt" style:font-size-complex="12pt" fo:background-color="#FFFFFF" style:language-asian="en" style:country-asian="IE"/>
    </style:style>
    <style:style style:name="T49" style:parent-style-name="DefaultParagraphFont" style:family="text">
      <style:text-properties style:font-name="Times New Roman" style:font-name-asian="Times New Roman" fo:font-weight="bold" style:font-weight-asian="bold" style:font-weight-complex="bold" fo:color="#2E414F" fo:font-size="12pt" style:font-size-asian="12pt" style:font-size-complex="12pt" fo:background-color="#FFFFFF" style:language-asian="en" style:country-asian="IE"/>
    </style:style>
    <style:style style:name="P50" style:parent-style-name="Normal" style:family="paragraph">
      <style:text-properties style:font-name="Courier New" style:font-name-asian="Times New Roman" style:font-name-complex="Courier New" fo:color="#2E414F" fo:font-size="10.5pt" style:font-size-asian="10.5pt" style:font-size-complex="10.5pt" fo:background-color="#FFFF00" style:language-asian="en" style:country-asian="IE"/>
    </style:style>
    <style:style style:name="P51" style:parent-style-name="Normal" style:family="paragraph">
      <style:text-properties style:font-name="Courier New" style:font-name-asian="Times New Roman" style:font-name-complex="Courier New" fo:color="#2E414F" fo:font-size="10.5pt" style:font-size-asian="10.5pt" style:font-size-complex="10.5pt" fo:background-color="#FFFF00" style:language-asian="en" style:country-asian="IE"/>
    </style:style>
    <style:style style:name="T52" style:parent-style-name="DefaultParagraphFont" style:family="text">
      <style:text-properties style:font-name="Arial" style:font-name-complex="Arial" fo:color="#333333" fo:background-color="#FFFFFF"/>
    </style:style>
    <style:style style:name="T53" style:parent-style-name="Emphasis" style:family="text">
      <style:text-properties style:font-name="Arial" style:font-name-complex="Arial" fo:color="#333333"/>
    </style:style>
    <style:style style:name="T54" style:parent-style-name="DefaultParagraphFont" style:family="text">
      <style:text-properties style:font-name="Arial" style:font-name-complex="Arial" fo:color="#333333" fo:background-color="#FFFFFF"/>
    </style:style>
    <style:style style:name="T55" style:parent-style-name="DefaultParagraphFont" style:family="text">
      <style:text-properties style:font-name="Arial" style:font-name-complex="Arial" fo:color="#333333" fo:background-color="#FFFF00"/>
    </style:style>
    <style:style style:name="T56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5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58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/>
    </style:style>
    <style:style style:name="T5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60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00"/>
    </style:style>
    <style:style style:name="T6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62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63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/>
    </style:style>
    <style:style style:name="T64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65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/>
    </style:style>
    <style:style style:name="T66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6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00"/>
    </style:style>
    <style:style style:name="P68" style:parent-style-name="Normal" style:family="paragraph">
      <style:text-properties style:font-name="Arial" style:font-name-complex="Arial" fo:color="#222222" fo:font-size="10pt" style:font-size-asian="10pt" style:font-size-complex="10pt" fo:background-color="#FFFF00"/>
    </style:style>
    <style:style style:name="T6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70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/>
    </style:style>
    <style:style style:name="T7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00"/>
    </style:style>
    <style:style style:name="T72" style:parent-style-name="DefaultParagraphFont" style:family="text">
      <style:text-properties style:font-name="Times New Roman" fo:font-weight="bold" style:font-weight-asian="bold" style:font-weight-complex="bold" fo:color="#222222" fo:font-size="12pt" style:font-size-asian="12pt" style:font-size-complex="12pt" fo:background-color="#FFFFFF"/>
    </style:style>
    <style:style style:name="T73" style:parent-style-name="DefaultParagraphFont" style:family="text">
      <style:text-properties style:font-name="Times New Roman" fo:font-weight="bold" style:font-weight-asian="bold" style:font-weight-complex="bold" fo:color="#222222" fo:font-size="12pt" style:font-size-asian="12pt" style:font-size-complex="12pt" fo:background-color="#FFFFFF"/>
    </style:style>
    <style:style style:name="T74" style:parent-style-name="DefaultParagraphFont" style:family="text">
      <style:text-properties style:font-name="Times New Roman" fo:font-weight="bold" style:font-weight-asian="bold" style:font-weight-complex="bold" fo:color="#222222" fo:font-size="12pt" style:font-size-asian="12pt" style:font-size-complex="12pt" fo:background-color="#FFFFFF"/>
    </style:style>
    <style:style style:name="T75" style:parent-style-name="DefaultParagraphFont" style:family="text">
      <style:text-properties style:font-name="Arial" style:font-name-complex="Arial" fo:font-weight="bold" style:font-weight-asian="bold" style:font-weight-complex="bold" fo:color="#222222" fo:font-size="10pt" style:font-size-asian="10pt" style:font-size-complex="10pt" fo:background-color="#FFFFFF"/>
    </style:style>
    <style:style style:name="T76" style:parent-style-name="DefaultParagraphFont" style:family="text">
      <style:text-properties style:font-name="Arial" style:font-name-complex="Arial" fo:font-weight="bold" style:font-weight-asian="bold" style:font-weight-complex="bold" fo:color="#FF0000" fo:font-size="10pt" style:font-size-asian="10pt" style:font-size-complex="10pt" fo:background-color="#FFFF00"/>
    </style:style>
    <style:style style:name="P77" style:parent-style-name="Normal" style:family="paragraph">
      <style:text-properties style:font-name="Times New Roman" fo:font-weight="bold" style:font-weight-asian="bold" style:font-weight-complex="bold" fo:color="#222222" fo:font-size="12pt" style:font-size-asian="12pt" style:font-size-complex="12pt" fo:background-color="#FFFFFF"/>
    </style:style>
    <style:style style:name="P78" style:parent-style-name="Normal" style:family="paragraph">
      <style:text-properties style:font-name="Times New Roman" fo:color="#222222" fo:font-size="12pt" style:font-size-asian="12pt" style:font-size-complex="12pt" fo:background-color="#FFFFFF"/>
    </style:style>
    <style:style style:name="T79" style:parent-style-name="DefaultParagraphFont" style:family="text">
      <style:text-properties style:font-name="Times New Roman" fo:color="#222222" fo:font-size="12pt" style:font-size-asian="12pt" style:font-size-complex="12pt" fo:background-color="#FFFFFF"/>
    </style:style>
    <style:style style:name="T80" style:parent-style-name="DefaultParagraphFont" style:family="text">
      <style:text-properties style:font-name="Times New Roman" fo:color="#222222" fo:font-size="12pt" style:font-size-asian="12pt" style:font-size-complex="12pt" fo:background-color="#FFFFFF"/>
    </style:style>
    <style:style style:name="T81" style:parent-style-name="DefaultParagraphFont" style:family="text">
      <style:text-properties style:font-name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82" style:parent-style-name="DefaultParagraphFont" style:family="text">
      <style:text-properties style:font-name="Times New Roman" fo:color="#222222" fo:font-size="12pt" style:font-size-asian="12pt" style:font-size-complex="12pt" fo:background-color="#FFFFFF"/>
    </style:style>
    <style:style style:name="T8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84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85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/>
    </style:style>
    <style:style style:name="T86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87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/>
    </style:style>
    <style:style style:name="T88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89" style:parent-style-name="Normal" style:family="paragraph">
      <style:text-properties style:font-name="Times New Roman" fo:font-weight="bold" style:font-weight-asian="bold" style:font-weight-complex="bold" fo:color="#222222" fo:font-size="12pt" style:font-size-asian="12pt" style:font-size-complex="12pt" fo:background-color="#FFFFFF"/>
    </style:style>
    <style:style style:name="P90" style:parent-style-name="Normal" style:family="paragraph">
      <style:text-properties style:font-name="Times New Roman" fo:color="#222222" fo:font-size="12pt" style:font-size-asian="12pt" style:font-size-complex="12pt" fo:background-color="#FFFFFF"/>
    </style:style>
    <style:style style:name="T9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92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/>
    </style:style>
    <style:style style:name="T9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94" style:parent-style-name="DefaultParagraphFont" style:family="text">
      <style:text-properties style:font-name="Arial" style:font-name-complex="Arial" fo:font-style="italic" style:font-style-asian="italic" style:font-style-complex="italic" fo:color="#222222" fo:font-size="10pt" style:font-size-asian="10pt" style:font-size-complex="10pt"/>
    </style:style>
    <style:style style:name="T9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96" style:parent-style-name="DefaultParagraphFont" style:family="text">
      <style:text-properties style:font-name="Times New Roman" fo:color="#222222" fo:font-size="12pt" style:font-size-asian="12pt" style:font-size-complex="12pt" fo:background-color="#FFFFFF"/>
    </style:style>
    <style:style style:name="T97" style:parent-style-name="DefaultParagraphFont" style:family="text">
      <style:text-properties style:font-name="Times New Roman" fo:font-style="italic" style:font-style-asian="italic" style:font-style-complex="italic" fo:color="#222222" fo:font-size="12pt" style:font-size-asian="12pt" style:font-size-complex="12pt" fo:background-color="#FFFFFF"/>
    </style:style>
    <style:style style:name="T98" style:parent-style-name="DefaultParagraphFont" style:family="text">
      <style:text-properties style:font-name="Times New Roman" fo:color="#222222" fo:font-size="12pt" style:font-size-asian="12pt" style:font-size-complex="12pt" fo:background-color="#FFFFFF"/>
    </style:style>
  </office:automatic-styles>
  <office:body>
    <office:text text:use-soft-page-breaks="true">
      <text:p text:style-name="P1">@article{zhang2020deep,</text:p>
      <text:p text:style-name="P2"><text:s text:c="2"/>title={Deep learning on graphs: A survey},</text:p>
      <text:p text:style-name="P3"><text:s text:c="2"/>author={Zhang, Ziwei and Cui, Peng and Zhu, Wenwu},</text:p>
      <text:p text:style-name="P4"><text:s text:c="2"/>journal={IEEE Transactions on Knowledge and Data Engineering},</text:p>
      <text:p text:style-name="P5"><text:s text:c="2"/>year={2020},</text:p>
      <text:p text:style-name="P6"><text:span text:style-name="T7"><text:s text:c="2"/>publisher={IEEE</text:span><text:span text:style-name="T8">}(1)</text:span></text:p>
      <text:p text:style-name="P9">}</text:p>
      <text:p text:style-name="Normal"><text:span text:style-name="T10">X.<text:s/></text:span><text:span text:style-name="T11">Dong, D. Thanou, M. Rabbat and P. Frossard, "Learning Graphs From Data: A Signal Representation Perspective," in </text:span><text:span text:style-name="T12">IEEE Signal Processing Magazine</text:span><text:span text:style-name="T13">, vol. 36, no. 3, pp. 44-63, May 2019.</text:span><text:span text:style-name="T14">(2)</text:span></text:p>
      <text:p text:style-name="P15"/>
      <text:p text:style-name="P16">@article{herrmann2019multilevel,</text:p>
      <text:p text:style-name="P17"><text:s text:c="2"/>title={Multilevel<text:s/>algorithms for acyclic partitioning of directed acyclic graphs},</text:p>
      <text:p text:style-name="P18"><text:s text:c="2"/>author={Herrmann, Julien and Ozkaya, M Yusuf and U{\c{c}}ar, Bora and Kaya, Kamer and Çatalyürek, Ümit V},</text:p>
      <text:p text:style-name="P19"><text:s text:c="2"/>journal={SIAM Journal on Scientific Computing},</text:p>
      <text:p text:style-name="P20"><text:s text:c="2"/>volume={41},</text:p>
      <text:p text:style-name="P21"><text:s text:c="2"/>number={4},</text:p>
      <text:p text:style-name="P22"><text:s text:c="2"/>pages={A2117--A2145},</text:p>
      <text:p text:style-name="P23"><text:s text:c="2"/>year={2019},</text:p>
      <text:p text:style-name="P24"><text:s text:c="2"/>publisher={SIAM}</text:p>
      <text:p text:style-name="P25">}</text:p>
      <text:p text:style-name="Normal"><text:span text:style-name="T26">(3)</text:span></text:p>
      <text:p text:style-name="P27">@article{herrmann2019multilevel,</text:p>
      <text:p text:style-name="P28"><text:s text:c="2"/>title={Multilevel algorithms for acyclic partitioning of directed acyclic graphs},</text:p>
      <text:p text:style-name="P29"><text:s text:c="2"/>author={Herrmann, Julien and Ozkaya, M Yusuf and U{\c{c}}ar,<text:s/>Bora and Kaya, Kamer and Çatalyürek, Ümit V},</text:p>
      <text:p text:style-name="P30"><text:s text:c="2"/>journal={SIAM Journal on Scientific Computing},</text:p>
      <text:p text:style-name="P31"><text:s text:c="2"/>volume={41},</text:p>
      <text:p text:style-name="P32"><text:s text:c="2"/>number={4},</text:p>
      <text:p text:style-name="P33"><text:s text:c="2"/>pages={A2117--A2145},</text:p>
      <text:p text:style-name="P34"><text:s text:c="2"/>year={2019},</text:p>
      <text:p text:style-name="P35"><text:s text:c="2"/>publisher={SIAM}</text:p>
      <text:p text:style-name="P36">}</text:p>
      <text:p text:style-name="Normal"><text:span text:style-name="T37">(4)</text:span></text:p>
      <text:p text:style-name="Normal"><text:a xlink:href="https://www2.le.ac.uk/offices/ld/all-resources/writing/writing-resources/reports" office:target-frame-name="_top" xlink:show="replace"><text:span text:style-name="Hyperlink">https://www2.le.ac.uk/offices/ld/all-resources/writing/writing-resources/reports</text:span></text:a></text:p>
      <text:p text:style-name="P38">@article{PalSingh2014ApplicationOG,</text:p>
      <text:p text:style-name="P39"><text:s text:c="2"/>title={Application of Graph Theory in Computer Science and Engineering},</text:p>
      <text:p text:style-name="P40"><text:s text:c="2"/>author={Rishi<text:s/>PalSingh and Vandana Vandana},</text:p>
      <text:p text:style-name="P41"><text:s text:c="2"/>journal={International Journal of Computer Applications},</text:p>
      <text:p text:style-name="P42"><text:s text:c="2"/>year={2014},</text:p>
      <text:p text:style-name="P43"><text:s text:c="2"/>volume={104},</text:p>
      <text:p text:style-name="P44"><text:s text:c="2"/>pages={10-13}</text:p>
      <text:p text:style-name="P45">}(5)</text:p>
      <text:p text:style-name="Normal"><text:bookmark-start text:name="_Hlk39503057"/><text:span text:style-name="T46">Rishi PalSingh and Vandana Vandana, (2014) ’Application of Graph Theory in Computer Science and<text:s/></text:span><text:span text:style-name="T47">Engineering’<text:s/></text:span><text:span text:style-name="T48">International Journal of Computer Applications<text:s/></text:span><text:span text:style-name="T49">104 pp.10-13</text:span></text:p>
      <text:p text:style-name="P50"><text:bookmark-end text:name="_Hlk39503057"/></text:p>
      <text:p text:style-name="P51"/>
      <text:p text:style-name="Normal"/>
      <text:p text:style-name="Normal"><text:span text:style-name="T52">Z. Wu, S. Pan, F. Chen, G. Long, C. Zhang and P. S. Yu, "A Comprehensive Survey on Graph Neural Networks," in<text:s/></text:span><text:span text:style-name="T53">IEEE Transactions on Neural Networks and Learning Systems</text:span><text:span text:style-name="T54">.</text:span><text:span text:style-name="T55">6</text:span></text:p>
      <text:p text:style-name="Normal"><text:span text:style-name="T56">Ma, Y.,<text:s/></text:span><text:span text:style-name="T57">Hao, J., Yang, Y., Li, H., Jin, J. and Chen, G., 2019. Spectral-based Graph Convolutional Network for Directed Graphs.<text:s/></text:span><text:span text:style-name="T58">arXiv preprint arXiv:1907.08990</text:span><text:span text:style-name="T59">.</text:span><text:span text:style-name="T60">7</text:span></text:p>
      <text:p text:style-name="Normal"><text:span text:style-name="T61">Dong, X., Thanou, D., Rabbat, M. and Frossard, P., 2019. Learning graphs from data: A signal representa</text:span><text:span text:style-name="T62">tion perspective.<text:s/></text:span><text:span text:style-name="T63">IEEE Signal Processing Magazine</text:span><text:span text:style-name="T64">,<text:s/></text:span><text:span text:style-name="T65">36</text:span><text:span text:style-name="T66">(3), pp.44-63.</text:span><text:span text:style-name="T67">8</text:span></text:p>
      <text:p text:style-name="P68"/>
      <text:p text:style-name="Normal"/>
      <text:p text:style-name="Normal"><text:span text:style-name="T69">Hamilton, W.L., Ying, R. and Leskovec, J., 2017. Representation learning on graphs: Methods and applications.<text:s/></text:span><text:span text:style-name="T70">arXiv preprint arXiv:1709.05584</text:span><text:span text:style-name="T71">.9</text:span></text:p>
      <text:p text:style-name="Normal"><text:bookmark-start text:name="_Hlk39501746"/><text:bookmark-start text:name="_Hlk39503038"/><text:span text:style-name="T72">Balamurugan, R. and Zubar, H.A., 2018</text:span><text:bookmark-end text:name="_Hlk39501746"/><text:span text:style-name="T73">. TH</text:span><text:span text:style-name="T74">E APPLICATION OF GRAPH THEORY IN HEALTHCARE SECTOR</text:span><text:bookmark-end text:name="_Hlk39503038"/><text:span text:style-name="T75">.</text:span><text:span text:style-name="T76">10</text:span></text:p>
      <text:p text:style-name="P77"><text:bookmark-start text:name="_Hlk39763915"/>References:</text:p>
      <text:p text:style-name="P78">Balamurugan, R. and Zubar, H.A., 2018. THE APPLICATION OF GRAPH THEORY IN HEALTHCARE SECTOR</text:p>
      <text:p text:style-name="Normal"><text:span text:style-name="T79">Rishi PalSingh and Vandana Vandana, (2014) ‘Application of Graph Theory in Computer Science and<text:s/></text:span><text:span text:style-name="T80">Engineering’<text:s/></text:span><text:span text:style-name="T81">International Journal of Computer Applications<text:s/></text:span><text:span text:style-name="T82">104 pp.10-13</text:span></text:p>
      <text:p text:style-name="Normal"><text:bookmark-start text:name="_Hlk39757756"/><text:span text:style-name="T83">Majeed, A. and Rauf, I., 2020</text:span><text:bookmark-end text:name="_Hlk39757756"/><text:span text:style-name="T84">. Graph Theory: A Comprehensive Survey about Graph Theory Applications in Computer Science and Social Networks.<text:s/></text:span><text:span text:style-name="T85">Inventions</text:span><text:span text:style-name="T86">,<text:s/></text:span><text:span text:style-name="T87">5</text:span><text:span text:style-name="T88">(1), p.10.</text:span><text:bookmark-end text:name="_Hlk39763915"/></text:p>
      <text:p text:style-name="P89">References:</text:p>
      <text:p text:style-name="P90">Balamurugan, R. and Zubar, H.A., 2018. THE APPLICATION OF GRAPH THEORY IN HEALTHCARE SECTOR.</text:p>
      <text:p text:style-name="Normal"><text:span text:style-name="T91">Majeed, A. and Rauf, I., 2020. Graph Theory: A Comprehensive Survey about Graph Theory Applications in Computer Science and Social Networks.<text:s/></text:span><text:span text:style-name="T92">Inventions</text:span><text:span text:style-name="T93">,<text:s/></text:span><text:span text:style-name="T94">5</text:span><text:span text:style-name="T95">(1), p.10.</text:span></text:p>
      <text:p text:style-name="Normal"><text:span text:style-name="T96">Rishi PalSingh and Vandana Vandana, (2014) ‘Application of Graph Theory in Computer Science and Engineering’<text:s/></text:span><text:span text:style-name="T97">International Journal of Computer Applications<text:s/></text:span><text:span text:style-name="T98">104 pp.10-13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LStudent:FISTON.KULIMUSHI</meta:initial-creator>
    <dc:creator>ULStudent:FISTON.KULIMUSHI</dc:creator>
    <meta:creation-date>2020-05-08T18:15:00Z</meta:creation-date>
    <dc:date>2020-05-08T18:15:00Z</dc:date>
    <meta:template xlink:href="Normal" xlink:type="simple"/>
    <meta:editing-cycles>2</meta:editing-cycles>
    <meta:editing-duration>PT0S</meta:editing-duration>
    <meta:document-statistic meta:page-count="2" meta:paragraph-count="6" meta:word-count="508" meta:character-count="3400" meta:row-count="24" meta:non-whitespace-character-count="2898"/>
  </office:meta>
</office:document-meta>
</file>